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6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0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default-cell-style-name="ce8"/>
        <table:table-column table:style-name="co1" table:default-cell-style-name="ce4"/>
        <table:table-column table:style-name="co1" table:default-cell-style-name="ce15"/>
        <table:table-column table:style-name="co1" table:number-columns-repeated="1002" table:default-cell-style-name="ce4"/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No CHT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Brickwall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enalty Mean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enalty Max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ieceWise Std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ieceWise POC</text:p>
          </table:table-cell>
          <table:covered-table-cell table:style-name="ce1"/>
          <table:covered-table-cell table:style-name="ce13"/>
          <table:table-cell table:style-name="ce6" office:value-type="string" calcext:value-type="string" table:number-columns-spanned="3" table:number-rows-spanned="1">
            <text:p>PieceWise Epsilon</text:p>
          </table:table-cell>
          <table:covered-table-cell table:style-name="ce1"/>
          <table:covered-table-cell table:style-name="ce13"/>
          <table:table-cell table:style-name="ce1" table:number-columns-repeated="1002"/>
        </table:table-row>
        <table:table-row table:style-name="ro1">
          <table:table-cell table:style-name="ce2"/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7" office:value-type="string" calcext:value-type="string">
            <text:p>2D</text:p>
          </table:table-cell>
          <table:table-cell table:style-name="ce2" office:value-type="string" calcext:value-type="string">
            <text:p>10D</text:p>
          </table:table-cell>
          <table:table-cell table:style-name="ce14" office:value-type="string" calcext:value-type="string">
            <text:p>30D</text:p>
          </table:table-cell>
          <table:table-cell table:style-name="ce2" table:number-columns-repeated="1002"/>
        </table:table-row>
        <table:table-row table:style-name="ro1">
          <table:table-cell table:style-name="ce3" office:value-type="string" calcext:value-type="string">
            <text:p>Fitn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-50.6100150429806" calcext:value-type="float">
            <text:p>-50.610015043</text:p>
          </table:table-cell>
          <table:table-cell office:value-type="float" office:value="-42.8709279786703" calcext:value-type="float">
            <text:p>-42.8709279787</text:p>
          </table:table-cell>
          <table:table-cell office:value-type="float" office:value="-33.1918699710873" calcext:value-type="float">
            <text:p>-33.1918699711</text:p>
          </table:table-cell>
          <table:table-cell table:number-columns-repeated="2" office:value-type="string" calcext:value-type="string">
            <text:p>NaN</text:p>
          </table:table-cell>
          <table:table-cell table:style-name="ce4" office:value-type="string" calcext:value-type="string">
            <text:p>NaN</text:p>
          </table:table-cell>
          <table:table-cell office:value-type="float" office:value="-50.279743122815" calcext:value-type="float">
            <text:p>-50.2797431228</text:p>
          </table:table-cell>
          <table:table-cell office:value-type="float" office:value="-3.04812182852465" calcext:value-type="float">
            <text:p>-3.0481218285</text:p>
          </table:table-cell>
          <table:table-cell office:value-type="float" office:value="4.23162695303524" calcext:value-type="float">
            <text:p>4.231626953</text:p>
          </table:table-cell>
          <table:table-cell office:value-type="float" office:value="-42.7274560461798" calcext:value-type="float">
            <text:p>-42.7274560462</text:p>
          </table:table-cell>
          <table:table-cell office:value-type="float" office:value="-1.33180826180646" calcext:value-type="float">
            <text:p>-1.3318082618</text:p>
          </table:table-cell>
          <table:table-cell office:value-type="float" office:value="4.71693040114303" calcext:value-type="float">
            <text:p>4.7169304011</text:p>
          </table:table-cell>
          <table:table-cell office:value-type="float" office:value="-23.3667074102648" calcext:value-type="float">
            <text:p>-23.3667074103</text:p>
          </table:table-cell>
          <table:table-cell office:value-type="float" office:value="-1.34405257829041" calcext:value-type="float">
            <text:p>-1.3440525783</text:p>
          </table:table-cell>
          <table:table-cell office:value-type="float" office:value="4.19644141210007" calcext:value-type="float">
            <text:p>4.1964414121</text:p>
          </table:table-cell>
          <table:table-cell office:value-type="float" office:value="-25.1254576320796" calcext:value-type="float">
            <text:p>-25.1254576321</text:p>
          </table:table-cell>
          <table:table-cell office:value-type="float" office:value="8.69551100564605" calcext:value-type="float">
            <text:p>8.6955110056</text:p>
          </table:table-cell>
          <table:table-cell office:value-type="float" office:value="27.9695952401995" calcext:value-type="float">
            <text:p>27.9695952402</text:p>
          </table:table-cell>
          <table:table-cell office:value-type="float" office:value="-28.5068763703006" calcext:value-type="float">
            <text:p>-28.5068763703</text:p>
          </table:table-cell>
          <table:table-cell office:value-type="float" office:value="-9.72853460206278" calcext:value-type="float">
            <text:p>-9.7285346021</text:p>
          </table:table-cell>
          <table:table-cell office:value-type="float" office:value="1.33652131866969" calcext:value-type="float">
            <text:p>1.33652131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table:style-name="ce16" office:value-type="string" calcext:value-type="string">
            <text:p>4.9E-324</text:p>
          </table:table-cell>
          <table:table-cell table:style-name="ce19" office:value-type="float" office:value="1.79769313486232E+308" calcext:value-type="float">
            <text:p>1.80E+308</text:p>
          </table:table-cell>
          <table:table-cell table:number-columns-repeated="2" table:style-name="ce20" office:value-type="float" office:value="1.79769313486232E+308" calcext:value-type="float">
            <text:p>1.80E+308</text:p>
          </table:table-cell>
          <table:table-cell table:style-name="ce9" office:value-type="string" calcext:value-type="string">
            <text:p>4.9E-324</text:p>
          </table:table-cell>
          <table:table-cell office:value-type="float" office:value="1.69352601636039" calcext:value-type="float">
            <text:p>1.6935260164</text:p>
          </table:table-cell>
          <table:table-cell office:value-type="float" office:value="10.0763894149415" calcext:value-type="float">
            <text:p>10.0763894149</text:p>
          </table:table-cell>
          <table:table-cell table:style-name="ce9" office:value-type="string" calcext:value-type="string">
            <text:p>4.9E-324</text:p>
          </table:table-cell>
          <table:table-cell office:value-type="float" office:value="1.34908955400137" calcext:value-type="float">
            <text:p>1.349089554</text:p>
          </table:table-cell>
          <table:table-cell office:value-type="float" office:value="9.14752347062285" calcext:value-type="float">
            <text:p>9.1475234706</text:p>
          </table:table-cell>
          <table:table-cell table:style-name="ce9" office:value-type="string" calcext:value-type="string">
            <text:p>4.9E-324</text:p>
          </table:table-cell>
          <table:table-cell office:value-type="float" office:value="2.13893788316904" calcext:value-type="float">
            <text:p>2.1389378832</text:p>
          </table:table-cell>
          <table:table-cell office:value-type="float" office:value="7.07000845384571" calcext:value-type="float">
            <text:p>7.0700084538</text:p>
          </table:table-cell>
          <table:table-cell table:style-name="ce9" office:value-type="string" calcext:value-type="string">
            <text:p>4.9E-324</text:p>
          </table:table-cell>
          <table:table-cell office:value-type="float" office:value="15.8915475263185" calcext:value-type="float">
            <text:p>15.8915475263</text:p>
          </table:table-cell>
          <table:table-cell office:value-type="float" office:value="34.0886510193274" calcext:value-type="float">
            <text:p>34.0886510193</text:p>
          </table:table-cell>
          <table:table-cell table:style-name="ce9" office:value-type="string" calcext:value-type="string">
            <text:p>4.9E-324</text:p>
          </table:table-cell>
          <table:table-cell table:style-name="ce11" office:value-type="string" calcext:value-type="string">
            <text:p>4.9E-324</text:p>
          </table:table-cell>
          <table:table-cell office:value-type="float" office:value="2.79598406644091" calcext:value-type="float">
            <text:p>2.79598406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-50.8180168318129" calcext:value-type="float">
            <text:p>-50.8180168318</text:p>
          </table:table-cell>
          <table:table-cell office:value-type="float" office:value="-44.2926470292181" calcext:value-type="float">
            <text:p>-44.2926470292</text:p>
          </table:table-cell>
          <table:table-cell office:value-type="float" office:value="-36.1096655835824" calcext:value-type="float">
            <text:p>-36.1096655836</text:p>
          </table:table-cell>
          <table:table-cell table:style-name="ce19" office:value-type="float" office:value="1.79769313486232E+308" calcext:value-type="float">
            <text:p>1.80E+308</text:p>
          </table:table-cell>
          <table:table-cell table:number-columns-repeated="2" table:style-name="ce20" office:value-type="float" office:value="1.79769313486232E+308" calcext:value-type="float">
            <text:p>1.80E+308</text:p>
          </table:table-cell>
          <table:table-cell office:value-type="float" office:value="-50.7941957769179" calcext:value-type="float">
            <text:p>-50.7941957769</text:p>
          </table:table-cell>
          <table:table-cell office:value-type="float" office:value="-20.9129075617363" calcext:value-type="float">
            <text:p>-20.9129075617</text:p>
          </table:table-cell>
          <table:table-cell office:value-type="float" office:value="2.18715507187665" calcext:value-type="float">
            <text:p>2.1871550719</text:p>
          </table:table-cell>
          <table:table-cell office:value-type="float" office:value="-50.3376632060211" calcext:value-type="float">
            <text:p>-50.337663206</text:p>
          </table:table-cell>
          <table:table-cell office:value-type="float" office:value="-10.0656615040174" calcext:value-type="float">
            <text:p>-10.065661504</text:p>
          </table:table-cell>
          <table:table-cell office:value-type="float" office:value="2.17429040288293" calcext:value-type="float">
            <text:p>2.1742904029</text:p>
          </table:table-cell>
          <table:table-cell office:value-type="float" office:value="-39.377901169972" calcext:value-type="float">
            <text:p>-39.37790117</text:p>
          </table:table-cell>
          <table:table-cell office:value-type="float" office:value="-9.53615628626425" calcext:value-type="float">
            <text:p>-9.5361562863</text:p>
          </table:table-cell>
          <table:table-cell office:value-type="float" office:value="2.19726123377933" calcext:value-type="float">
            <text:p>2.1972612338</text:p>
          </table:table-cell>
          <table:table-cell office:value-type="float" office:value="-42.4655213904178" calcext:value-type="float">
            <text:p>-42.4655213904</text:p>
          </table:table-cell>
          <table:table-cell office:value-type="float" office:value="-0.683046559645543" calcext:value-type="float">
            <text:p>-0.6830465596</text:p>
          </table:table-cell>
          <table:table-cell office:value-type="float" office:value="20.9121691620286" calcext:value-type="float">
            <text:p>20.912169162</text:p>
          </table:table-cell>
          <table:table-cell office:value-type="float" office:value="-41.0595222299924" calcext:value-type="float">
            <text:p>-41.05952223</text:p>
          </table:table-cell>
          <table:table-cell office:value-type="float" office:value="-17.2537823880125" calcext:value-type="float">
            <text:p>-17.253782388</text:p>
          </table:table-cell>
          <table:table-cell office:value-type="float" office:value="-0.310243076299036" calcext:value-type="float">
            <text:p>-0.31024307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dDev</text:p>
          </table:table-cell>
          <table:table-cell office:value-type="float" office:value="0.19506686601486" calcext:value-type="float">
            <text:p>0.195066866</text:p>
          </table:table-cell>
          <table:table-cell office:value-type="float" office:value="0.835723185082102" calcext:value-type="float">
            <text:p>0.8357231851</text:p>
          </table:table-cell>
          <table:table-cell office:value-type="float" office:value="1.23373533866066" calcext:value-type="float">
            <text:p>1.2337353387</text:p>
          </table:table-cell>
          <table:table-cell table:number-columns-repeated="2" office:value-type="string" calcext:value-type="string">
            <text:p>NaN</text:p>
          </table:table-cell>
          <table:table-cell table:style-name="ce4" office:value-type="string" calcext:value-type="string">
            <text:p>NaN</text:p>
          </table:table-cell>
          <table:table-cell office:value-type="float" office:value="0.45884177083839" calcext:value-type="float">
            <text:p>0.4588417708</text:p>
          </table:table-cell>
          <table:table-cell office:value-type="float" office:value="4.74699197629654" calcext:value-type="float">
            <text:p>4.7469919763</text:p>
          </table:table-cell>
          <table:table-cell office:value-type="float" office:value="1.68816446537708" calcext:value-type="float">
            <text:p>1.6881644654</text:p>
          </table:table-cell>
          <table:table-cell office:value-type="float" office:value="4.72164273951616" calcext:value-type="float">
            <text:p>4.7216427395</text:p>
          </table:table-cell>
          <table:table-cell office:value-type="float" office:value="2.82804962303005" calcext:value-type="float">
            <text:p>2.828049623</text:p>
          </table:table-cell>
          <table:table-cell office:value-type="float" office:value="1.54387630761053" calcext:value-type="float">
            <text:p>1.5438763076</text:p>
          </table:table-cell>
          <table:table-cell office:value-type="float" office:value="7.59683228938472" calcext:value-type="float">
            <text:p>7.5968322894</text:p>
          </table:table-cell>
          <table:table-cell office:value-type="float" office:value="2.56300590435081" calcext:value-type="float">
            <text:p>2.5630059044</text:p>
          </table:table-cell>
          <table:table-cell office:value-type="float" office:value="1.20279847281628" calcext:value-type="float">
            <text:p>1.2027984728</text:p>
          </table:table-cell>
          <table:table-cell office:value-type="float" office:value="8.17938207639903" calcext:value-type="float">
            <text:p>8.1793820764</text:p>
          </table:table-cell>
          <table:table-cell office:value-type="float" office:value="4.01008333408412" calcext:value-type="float">
            <text:p>4.0100833341</text:p>
          </table:table-cell>
          <table:table-cell office:value-type="float" office:value="2.53182538607957" calcext:value-type="float">
            <text:p>2.5318253861</text:p>
          </table:table-cell>
          <table:table-cell office:value-type="float" office:value="4.52195253824242" calcext:value-type="float">
            <text:p>4.5219525382</text:p>
          </table:table-cell>
          <table:table-cell office:value-type="float" office:value="2.52265171722375" calcext:value-type="float">
            <text:p>2.5226517172</text:p>
          </table:table-cell>
          <table:table-cell office:value-type="float" office:value="0.706636962790304" calcext:value-type="float">
            <text:p>0.7066369628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Violation</text:p>
          </table:table-cell>
          <table:table-cell table:style-name="ce10"/>
          <table:table-cell table:style-name="ce12"/>
          <table:table-cell table:style-name="ce17"/>
          <table:table-cell table:style-name="ce10"/>
          <table:table-cell table:style-name="ce12" table:number-columns-repeated="2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0"/>
          <table:table-cell table:style-name="ce12"/>
          <table:table-cell table:style-name="ce17"/>
          <table:table-cell table:style-name="ce12" table:number-columns-repeated="1002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33.7520584786527" calcext:value-type="float">
            <text:p>33.7520584787</text:p>
          </table:table-cell>
          <table:table-cell office:value-type="float" office:value="6095328.7173557" calcext:value-type="float">
            <text:p>6095328.7173557</text:p>
          </table:table-cell>
          <table:table-cell table:style-name="ce18" office:value-type="float" office:value="10744920.9024632" calcext:value-type="float">
            <text:p>1.07E+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3.7667414055934" calcext:value-type="float">
            <text:p>33.7667414056</text:p>
          </table:table-cell>
          <table:table-cell office:value-type="float" office:value="316521.068217782" calcext:value-type="float">
            <text:p>316521.068217782</text:p>
          </table:table-cell>
          <table:table-cell office:value-type="float" office:value="1087.39104005425" calcext:value-type="float">
            <text:p>1087.3910400543</text:p>
          </table:table-cell>
          <table:table-cell office:value-type="float" office:value="31.9039776663869" calcext:value-type="float">
            <text:p>31.9039776664</text:p>
          </table:table-cell>
          <table:table-cell office:value-type="float" office:value="182593.79307674" calcext:value-type="float">
            <text:p>182593.79307674</text:p>
          </table:table-cell>
          <table:table-cell office:value-type="float" office:value="1697.92293674581" calcext:value-type="float">
            <text:p>1697.9229367458</text:p>
          </table:table-cell>
          <table:table-cell office:value-type="float" office:value="18.602382409078" calcext:value-type="float">
            <text:p>18.6023824091</text:p>
          </table:table-cell>
          <table:table-cell office:value-type="float" office:value="104538.799689105" calcext:value-type="float">
            <text:p>104538.799689105</text:p>
          </table:table-cell>
          <table:table-cell office:value-type="float" office:value="1175.86131712315" calcext:value-type="float">
            <text:p>1175.8613171232</text:p>
          </table:table-cell>
          <table:table-cell office:value-type="float" office:value="20.1885964010135" calcext:value-type="float">
            <text:p>20.188596401</text:p>
          </table:table-cell>
          <table:table-cell office:value-type="float" office:value="388851.569658589" calcext:value-type="float">
            <text:p>388851.569658589</text:p>
          </table:table-cell>
          <table:table-cell office:value-type="float" office:value="1307084.44621853" calcext:value-type="float">
            <text:p>1307084.44621853</text:p>
          </table:table-cell>
          <table:table-cell office:value-type="float" office:value="21.0590336867861" calcext:value-type="float">
            <text:p>21.0590336868</text:p>
          </table:table-cell>
          <table:table-cell office:value-type="float" office:value="169750.895758159" calcext:value-type="float">
            <text:p>169750.895758159</text:p>
          </table:table-cell>
          <table:table-cell office:value-type="float" office:value="12315.6411938312" calcext:value-type="float">
            <text:p>12315.64119383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.2165728212821" calcext:value-type="float">
            <text:p>62.2165728213</text:p>
          </table:table-cell>
          <table:table-cell office:value-type="float" office:value="730.648733602145" calcext:value-type="float">
            <text:p>730.6487336021</text:p>
          </table:table-cell>
          <table:table-cell office:value-type="float" office:value="0" calcext:value-type="float">
            <text:p>0</text:p>
          </table:table-cell>
          <table:table-cell office:value-type="float" office:value="319.436664829696" calcext:value-type="float">
            <text:p>319.4366648297</text:p>
          </table:table-cell>
          <table:table-cell office:value-type="float" office:value="1147.49060152526" calcext:value-type="float">
            <text:p>1147.4906015253</text:p>
          </table:table-cell>
          <table:table-cell office:value-type="float" office:value="0" calcext:value-type="float">
            <text:p>0</text:p>
          </table:table-cell>
          <table:table-cell office:value-type="float" office:value="1419.46093373055" calcext:value-type="float">
            <text:p>1419.4609337306</text:p>
          </table:table-cell>
          <table:table-cell office:value-type="float" office:value="1019.87429312467" calcext:value-type="float">
            <text:p>1019.8742931247</text:p>
          </table:table-cell>
          <table:table-cell office:value-type="float" office:value="0" calcext:value-type="float">
            <text:p>0</text:p>
          </table:table-cell>
          <table:table-cell office:value-type="float" office:value="106837.844710642" calcext:value-type="float">
            <text:p>106837.844710642</text:p>
          </table:table-cell>
          <table:table-cell office:value-type="float" office:value="1442877.96184015" calcext:value-type="float">
            <text:p>1442877.96184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8.75887113808" calcext:value-type="float">
            <text:p>1648.75887113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3.8035419969144" calcext:value-type="float">
            <text:p>33.8035419969</text:p>
          </table:table-cell>
          <table:table-cell office:value-type="float" office:value="7219222.1946859" calcext:value-type="float">
            <text:p>7219222.1946859</text:p>
          </table:table-cell>
          <table:table-cell table:style-name="ce18" office:value-type="float" office:value="13902678.2585134" calcext:value-type="float">
            <text:p>1.39E+0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33.7846279448319" calcext:value-type="float">
            <text:p>33.7846279448</text:p>
          </table:table-cell>
          <table:table-cell office:value-type="float" office:value="699919.01964563" calcext:value-type="float">
            <text:p>699919.01964563</text:p>
          </table:table-cell>
          <table:table-cell office:value-type="float" office:value="2106.21231760468" calcext:value-type="float">
            <text:p>2106.2123176047</text:p>
          </table:table-cell>
          <table:table-cell office:value-type="float" office:value="33.8296931208331" calcext:value-type="float">
            <text:p>33.8296931208</text:p>
          </table:table-cell>
          <table:table-cell office:value-type="float" office:value="704113.011891549" calcext:value-type="float">
            <text:p>704113.011891549</text:p>
          </table:table-cell>
          <table:table-cell office:value-type="float" office:value="649.35681649997" calcext:value-type="float">
            <text:p>649.3568165</text:p>
          </table:table-cell>
          <table:table-cell office:value-type="float" office:value="31.1481410660812" calcext:value-type="float">
            <text:p>31.1481410661</text:p>
          </table:table-cell>
          <table:table-cell office:value-type="float" office:value="48141.3644355144" calcext:value-type="float">
            <text:p>48141.3644355144</text:p>
          </table:table-cell>
          <table:table-cell office:value-type="float" office:value="1108.7664122411" calcext:value-type="float">
            <text:p>1108.7664122411</text:p>
          </table:table-cell>
          <table:table-cell office:value-type="float" office:value="32.6364050647504" calcext:value-type="float">
            <text:p>32.6364050648</text:p>
          </table:table-cell>
          <table:table-cell office:value-type="float" office:value="150952.831560171" calcext:value-type="float">
            <text:p>150952.831560171</text:p>
          </table:table-cell>
          <table:table-cell office:value-type="float" office:value="1684891.25891489" calcext:value-type="float">
            <text:p>1684891.25891489</text:p>
          </table:table-cell>
          <table:table-cell office:value-type="float" office:value="30.8691989795619" calcext:value-type="float">
            <text:p>30.8691989796</text:p>
          </table:table-cell>
          <table:table-cell office:value-type="float" office:value="133736.228658097" calcext:value-type="float">
            <text:p>133736.228658097</text:p>
          </table:table-cell>
          <table:table-cell office:value-type="float" office:value="9338.23496567806" calcext:value-type="float">
            <text:p>9338.234965678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tdDev</text:p>
          </table:table-cell>
          <table:table-cell table:style-name="ce7" office:value-type="float" office:value="0.083131918574178" calcext:value-type="float">
            <text:p>0.0831319186</text:p>
          </table:table-cell>
          <table:table-cell table:style-name="ce2" office:value-type="float" office:value="1231039.59583833" calcext:value-type="float">
            <text:p>1231039.59583833</text:p>
          </table:table-cell>
          <table:table-cell table:style-name="ce14" office:value-type="float" office:value="1674379.22249651" calcext:value-type="float">
            <text:p>1674379.22249651</text:p>
          </table:table-cell>
          <table:table-cell table:style-name="ce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0.0675182125955778" calcext:value-type="float">
            <text:p>0.0675182126</text:p>
          </table:table-cell>
          <table:table-cell table:style-name="ce2" office:value-type="float" office:value="873191.830899714" calcext:value-type="float">
            <text:p>873191.830899714</text:p>
          </table:table-cell>
          <table:table-cell table:style-name="ce14" office:value-type="float" office:value="651.52695348813" calcext:value-type="float">
            <text:p>651.5269534881</text:p>
          </table:table-cell>
          <table:table-cell table:style-name="ce7" office:value-type="float" office:value="1.96308729849517" calcext:value-type="float">
            <text:p>1.9630872985</text:p>
          </table:table-cell>
          <table:table-cell table:style-name="ce2" office:value-type="float" office:value="475442.524643818" calcext:value-type="float">
            <text:p>475442.524643818</text:p>
          </table:table-cell>
          <table:table-cell table:style-name="ce14" office:value-type="float" office:value="1428.79572015248" calcext:value-type="float">
            <text:p>1428.7957201525</text:p>
          </table:table-cell>
          <table:table-cell table:style-name="ce7" office:value-type="float" office:value="6.66581897567463" calcext:value-type="float">
            <text:p>6.6658189757</text:p>
          </table:table-cell>
          <table:table-cell table:style-name="ce2" office:value-type="float" office:value="285267.960456522" calcext:value-type="float">
            <text:p>285267.960456522</text:p>
          </table:table-cell>
          <table:table-cell table:style-name="ce14" office:value-type="float" office:value="530.725225552247" calcext:value-type="float">
            <text:p>530.7252255522</text:p>
          </table:table-cell>
          <table:table-cell table:style-name="ce7" office:value-type="float" office:value="7.42647466137685" calcext:value-type="float">
            <text:p>7.4264746614</text:p>
          </table:table-cell>
          <table:table-cell table:style-name="ce2" office:value-type="float" office:value="765668.952473046" calcext:value-type="float">
            <text:p>765668.952473046</text:p>
          </table:table-cell>
          <table:table-cell table:style-name="ce14" office:value-type="float" office:value="990396.276717163" calcext:value-type="float">
            <text:p>990396.276717163</text:p>
          </table:table-cell>
          <table:table-cell table:style-name="ce7" office:value-type="float" office:value="5.67681058603367" calcext:value-type="float">
            <text:p>5.676810586</text:p>
          </table:table-cell>
          <table:table-cell table:style-name="ce2" office:value-type="float" office:value="363936.056965711" calcext:value-type="float">
            <text:p>363936.056965711</text:p>
          </table:table-cell>
          <table:table-cell table:style-name="ce14" office:value-type="float" office:value="31675.1362883307" calcext:value-type="float">
            <text:p>31675.1362883307</text:p>
          </table:table-cell>
          <table:table-cell table:style-name="ce2" table:number-columns-repeated="100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00/00/00</text:date>, <text:time style:data-style-name="N2" text:time-value="0000-00-00T00:00:01.4577105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5-09-14T13:47:44.260981191</meta:creation-date>
    <meta:generator>LibreOffice/4.1.3.2$Linux_X86_64 LibreOffice_project/410m0$Build-2</meta:generator>
    <dc:date>2015-09-15T13:53:44.359055574</dc:date>
    <dc:creator>Francois </dc:creator>
    <meta:editing-duration>PT12M37S</meta:editing-duration>
    <meta:editing-cycles>4</meta:editing-cycles>
    <meta:document-statistic meta:table-count="1" meta:cell-count="206" meta:object-count="0"/>
  </office:meta>
</office:document-meta>
</file>